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Preformatted_20_Text">
      <style:text-properties style:font-name="Liberation Sans"/>
    </style:style>
    <style:style style:name="P2" style:family="paragraph" style:parent-style-name="Preformatted_20_Text">
      <style:text-properties style:font-name="Liberation Sans" officeooo:rsid="000a81a3" officeooo:paragraph-rsid="000a81a3"/>
    </style:style>
    <style:style style:name="P3" style:family="paragraph" style:parent-style-name="Preformatted_20_Text">
      <style:text-properties style:font-name="Liberation Sans" officeooo:rsid="000c5865" officeooo:paragraph-rsid="000c5865"/>
    </style:style>
    <style:style style:name="P4" style:family="paragraph" style:parent-style-name="Preformatted_20_Text">
      <style:text-properties style:font-name="Liberation Sans" officeooo:rsid="000defd9" officeooo:paragraph-rsid="000defd9"/>
    </style:style>
    <style:style style:name="P5" style:family="paragraph" style:parent-style-name="Preformatted_20_Text">
      <style:text-properties style:font-name="Liberation Sans" officeooo:rsid="000df9f2" officeooo:paragraph-rsid="000df9f2"/>
    </style:style>
    <style:style style:name="P6" style:family="paragraph" style:parent-style-name="Preformatted_20_Text">
      <style:text-properties style:font-name="Liberation Sans" officeooo:rsid="0012e452" officeooo:paragraph-rsid="0012e452"/>
    </style:style>
    <style:style style:name="P7" style:family="paragraph" style:parent-style-name="Preformatted_20_Text">
      <style:text-properties style:font-name="Liberation Sans" officeooo:rsid="001703ad" officeooo:paragraph-rsid="001703ad"/>
    </style:style>
    <style:style style:name="P8" style:family="paragraph" style:parent-style-name="Preformatted_20_Text">
      <style:text-properties style:font-name="Liberation Sans" officeooo:rsid="001ca3ba" officeooo:paragraph-rsid="002ad81b"/>
    </style:style>
    <style:style style:name="P9" style:family="paragraph" style:parent-style-name="Preformatted_20_Text">
      <style:text-properties style:font-name="Liberation Sans" officeooo:rsid="0032717a" officeooo:paragraph-rsid="0032717a"/>
    </style:style>
    <style:style style:name="P10" style:family="paragraph" style:parent-style-name="Preformatted_20_Text">
      <style:text-properties style:font-name="Liberation Sans" officeooo:rsid="002093ad" officeooo:paragraph-rsid="002eb954"/>
    </style:style>
    <style:style style:name="P11" style:family="paragraph" style:parent-style-name="Preformatted_20_Text">
      <style:text-properties style:font-name="Liberation Sans" officeooo:rsid="00380478" officeooo:paragraph-rsid="00380478"/>
    </style:style>
    <style:style style:name="P12" style:family="paragraph" style:parent-style-name="Preformatted_20_Text">
      <style:text-properties style:font-name="Liberation Sans" officeooo:rsid="004fc388" officeooo:paragraph-rsid="004fc388"/>
    </style:style>
    <style:style style:name="P13" style:family="paragraph" style:parent-style-name="Preformatted_20_Text">
      <style:text-properties style:font-name="Liberation Sans" officeooo:rsid="004fc388" officeooo:paragraph-rsid="00765c3c"/>
    </style:style>
    <style:style style:name="P14" style:family="paragraph" style:parent-style-name="Preformatted_20_Text">
      <style:text-properties style:font-name="Liberation Sans" officeooo:rsid="005092b3" officeooo:paragraph-rsid="005092b3"/>
    </style:style>
    <style:style style:name="P15" style:family="paragraph" style:parent-style-name="Preformatted_20_Text">
      <style:text-properties style:font-name="Liberation Sans" officeooo:rsid="0053ff0d" officeooo:paragraph-rsid="0053ff0d"/>
    </style:style>
    <style:style style:name="P16" style:family="paragraph" style:parent-style-name="Preformatted_20_Text">
      <style:text-properties style:font-name="Liberation Sans" officeooo:rsid="00559a4c" officeooo:paragraph-rsid="00559a4c"/>
    </style:style>
    <style:style style:name="P17" style:family="paragraph" style:parent-style-name="Preformatted_20_Text">
      <style:text-properties style:font-name="Liberation Sans" officeooo:rsid="005bb593" officeooo:paragraph-rsid="00765c3c"/>
    </style:style>
    <style:style style:name="P18" style:family="paragraph" style:parent-style-name="Preformatted_20_Text">
      <style:text-properties style:font-name="Liberation Sans" officeooo:rsid="0085a48e" officeooo:paragraph-rsid="0085a48e"/>
    </style:style>
    <style:style style:name="P19" style:family="paragraph" style:parent-style-name="Preformatted_20_Text">
      <style:text-properties style:font-name="Liberation Sans" officeooo:rsid="00ae8922" officeooo:paragraph-rsid="00ae8922"/>
    </style:style>
    <style:style style:name="P20" style:family="paragraph" style:parent-style-name="Preformatted_20_Text">
      <style:text-properties style:font-name="Liberation Sans" officeooo:rsid="00af6263" officeooo:paragraph-rsid="00af6263"/>
    </style:style>
    <style:style style:name="T1" style:family="text">
      <style:text-properties officeooo:rsid="000a81a3"/>
    </style:style>
    <style:style style:name="T2" style:family="text">
      <style:text-properties officeooo:rsid="000b7987"/>
    </style:style>
    <style:style style:name="T3" style:family="text">
      <style:text-properties officeooo:rsid="001498a6"/>
    </style:style>
    <style:style style:name="T4" style:family="text">
      <style:text-properties officeooo:rsid="0014ae72"/>
    </style:style>
    <style:style style:name="T5" style:family="text">
      <style:text-properties officeooo:rsid="0017dff3"/>
    </style:style>
    <style:style style:name="T6" style:family="text">
      <style:text-properties officeooo:rsid="001a3050"/>
    </style:style>
    <style:style style:name="T7" style:family="text">
      <style:text-properties officeooo:rsid="001dfc70"/>
    </style:style>
    <style:style style:name="T8" style:family="text">
      <style:text-properties officeooo:rsid="001f6e35"/>
    </style:style>
    <style:style style:name="T9" style:family="text">
      <style:text-properties officeooo:rsid="002093ad"/>
    </style:style>
    <style:style style:name="T10" style:family="text">
      <style:text-properties officeooo:rsid="0033c834"/>
    </style:style>
    <style:style style:name="T11" style:family="text">
      <style:text-properties officeooo:rsid="00353f75"/>
    </style:style>
    <style:style style:name="T12" style:family="text">
      <style:text-properties officeooo:rsid="003be8af"/>
    </style:style>
    <style:style style:name="T13" style:family="text">
      <style:text-properties officeooo:rsid="00418b2f"/>
    </style:style>
    <style:style style:name="T14" style:family="text">
      <style:text-properties officeooo:rsid="005e1be3"/>
    </style:style>
    <style:style style:name="T15" style:family="text">
      <style:text-properties officeooo:rsid="00868fe7"/>
    </style:style>
    <style:style style:name="T16" style:family="text">
      <style:text-properties officeooo:rsid="00a9939b"/>
    </style:style>
    <style:style style:name="T17" style:family="text">
      <style:text-properties officeooo:rsid="00aa8943"/>
    </style:style>
    <style:style style:name="T18" style:family="text">
      <style:text-properties officeooo:rsid="00afcd5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text:span text:style-name="T1">Description:</text:span></text:p>
      <text:p text:style-name="P2">Find a visualisation <text:span text:style-name="T2">for the model of the YCM Project.</text:span></text:p>
      <text:p text:style-name="P6">Consists of Species, Reactions <text:span text:style-name="T3">and algebraic </text:span></text:p>
      <text:p text:style-name="P7">each has information connected to it that should be displayed on demand. <text:span text:style-name="T5">This </text:span></text:p>
      <text:p text:style-name="P2"/>
      <text:p text:style-name="P2"/>
      <text:p text:style-name="P3">Aspects:</text:p>
      <text:p text:style-name="P3">Layout: <text:span text:style-name="T4">comparing different layouts, to cluster or not</text:span></text:p>
      <text:p text:style-name="P3">Colour</text:p>
      <text:p text:style-name="P4"/>
      <text:p text:style-name="P4"><text:span text:style-name="T7">Nodes</text:span> <text:span text:style-name="T6">and Edges</text:span></text:p>
      <text:p text:style-name="P8">The <text:span text:style-name="T8">nodes</text:span> and edges of a graph provide several ways to visually encode attributes of data. <text:span text:style-name="T9">This includes <text:s/>colour and opacity as well as symbol choice and symbol size for nodes and stroke thickness and stroke pattern for edges. </text:span></text:p>
      <text:p text:style-name="P10">In case of dynamic visualisation additional encoding options are gained through animation. For edges usually an animation is chosen which displays particles moving along the edges. Data attributes can than be encoded onto the symbol, colour, opacity and size of the particle as well as the frequency, pattern and speed with which the particle moves along an edge.</text:p>
      <text:p text:style-name="P9"><text:span text:style-name="T11">Beyond encoding data attributes s</text:span>tudies have shown that the selection of pattern and animation of an edge also influences <text:span text:style-name="T10">how easily a graph can be read [Holten].</text:span></text:p>
      <text:p text:style-name="P4"/>
      <text:p text:style-name="P4">Edges: Edge types, Edge Compression</text:p>
      <text:p text:style-name="P11">One of the major obstacles in visualizing the model of the YCM Project is that <text:span text:style-name="T13">the nodes of </text:span>certain species, for example <text:s/>ADP, ATP and Pi, <text:span text:style-name="T12">have a high degree causing a high density of edges in their surroundings. This makes reading the graph in those surroundings difficult. Especially edge symbols providing edge direction tend to become unreadable as they overlap near the node.</text:span></text:p>
      <text:p text:style-name="P12">In the following section methods to reduce this problem will be discussed.</text:p>
      <text:p text:style-name="P12"/>
      <text:p text:style-name="P16">Replacing Edge Symbols</text:p>
      <text:p text:style-name="P17">As <text:span text:style-name="T14">the original intention for the visualisation was to follow the SBGN standard whenever possible, edges represent information about the kind of connection between two nodes by the kind and position of a symbol on the edge. An arrow at the end of an edge pointing towards the node of a reaction means that the species belonging to the other connected node is a substrate for that reaction. The reverse, an arrow pointing towards a node of a species, means that the species is a product of the connected reaction. If the species is a modifier to the reaction a circle is used on the reaction side of the corresponding edge. If either connected node represents an algebraic species no symbol is used. </text:span></text:p>
      <text:p text:style-name="P17"><text:span text:style-name="T14">The implemented prototype showed that in cases where multiple edges converge on a node from similar direction the overlap of the symbols causes problems in distinguishing between symbol types (arrow or circle) as well as to which edge a symbol belongs. Therefore the information intended to be displayed is lost. As nodes with high degrees usually also have more edge symbols overlapping this problem is more grave near them.</text:span></text:p>
      <text:p text:style-name="P18">To <text:span text:style-name="T15">reduce this loss in information the stroke pattern of the edges could be replaced with a repetitive pattern. For example instead of a single symbol at the end of an edge that symbol could be repeated over the length of the edge. This would allow to read the information previously encoded into the end symbol at multiple points of the edge making overlaps at some places less severe. This also provides a basis for commonly used edge animation which could be used to encode additional data attributes or simply improve highlighting.[QUELLEN: see Holten]</text:span></text:p>
      <text:p text:style-name="P13"/>
      <text:p text:style-name="P14">Edge Compression</text:p>
      <text:p text:style-name="P15"><text:span text:style-name="T16">Another</text:span> way to improve the readability of the graph would be to reduce the number of edges.</text:p>
      <text:p text:style-name="P19">Not entirely intuitive</text:p>
      <text:p text:style-name="P20">only few nodes with complete <text:span text:style-name="T18">overlap of edges, none of which is connected with the problematic nodes</text:span></text:p>
      <text:p text:style-name="P14"/>
      <text:p text:style-name="P14">Colour</text:p>
      <text:p text:style-name="P20">kelly colours</text:p>
      <text:p text:style-name="P20">improve colour assignment</text:p>
      <text:p text:style-name="P4"/>
      <text:p text:style-name="P5">Functions: Pan&amp;Zoom, Neighbour Highlighting, Information Display, 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8T13:43:18.192692994</dc:date>
    <meta:editing-duration>PT4H6M38S</meta:editing-duration>
    <meta:editing-cycles>143</meta:editing-cycles>
    <meta:generator>LibreOffice/6.0.3.2$Linux_X86_64 LibreOffice_project/00m0$Build-2</meta:generator>
    <meta:document-statistic meta:table-count="0" meta:image-count="0" meta:object-count="0" meta:page-count="1" meta:paragraph-count="26" meta:word-count="590" meta:character-count="3568" meta:non-whitespace-character-count="2998"/>
  </office:meta>
</office:document-meta>
</file>